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f198" officeooo:paragraph-rsid="0004f198"/>
    </style:style>
    <style:style style:name="P2" style:family="paragraph" style:parent-style-name="Standard">
      <style:paragraph-properties fo:text-align="start" style:justify-single-word="false"/>
      <style:text-properties officeooo:paragraph-rsid="0004f198"/>
    </style:style>
    <style:style style:name="P3" style:family="paragraph" style:parent-style-name="Standard">
      <style:paragraph-properties fo:text-align="start" style:justify-single-word="false"/>
      <style:text-properties style:font-name="Times New Roman1" officeooo:rsid="0004f198" officeooo:paragraph-rsid="0004f198"/>
    </style:style>
    <style:style style:name="P4" style:family="paragraph" style:parent-style-name="Standard">
      <style:paragraph-properties fo:text-align="start" style:justify-single-word="false"/>
      <style:text-properties style:font-name="Times New Roman1" officeooo:paragraph-rsid="0004f198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officeooo:rsid="0004f198" officeooo:paragraph-rsid="0004f19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1" officeooo:rsid="000657db" officeooo:paragraph-rsid="000657db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4f198" officeooo:paragraph-rsid="0004f198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/>
    </style:style>
    <style:style style:name="T2" style:family="text">
      <style:text-properties fo:font-variant="normal" fo:text-transform="none" fo:color="#000000" fo:font-size="14pt" fo:letter-spacing="normal" fo:font-style="normal" style:text-underline-style="none" fo:font-weight="normal"/>
    </style:style>
    <style:style style:name="T3" style:family="text">
      <style:text-properties fo:font-variant="normal" fo:text-transform="none" fo:color="#000000" fo:font-size="14pt" fo:letter-spacing="normal" fo:font-style="normal" style:text-underline-style="none" fo:font-weight="normal" officeooo:rsid="0004f198"/>
    </style:style>
    <style:style style:name="T4" style:family="text">
      <style:text-properties fo:font-variant="normal" fo:text-transform="none" fo:color="#000000" fo:font-size="14pt" fo:letter-spacing="normal" fo:font-style="normal" style:text-underline-style="none" fo:font-weight="normal" officeooo:rsid="000657db"/>
    </style:style>
    <style:style style:name="T5" style:family="text">
      <style:text-properties fo:font-variant="normal" fo:text-transform="none" fo:color="#000000" fo:font-size="14pt" fo:letter-spacing="normal" fo:font-style="italic" style:text-underline-style="none" fo:font-weight="normal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tório Trabalho Análise Léxica</text:p>
      <text:p text:style-name="P1"/>
      <text:p text:style-name="P5">-Nome do Software:</text:p>
      <text:p text:style-name="P3"><text:tab/>JFLAP 7.1</text:p>
      <text:p text:style-name="P5"/>
      <text:p text:style-name="P5">-Nome do criador e universiadade filiada</text:p>
      <text:p text:style-name="P4"><text:span text:style-name="T3"><text:tab/>Susan H. Rodger,</text:span><text:span text:style-name="T2"> Department of Computer Science, Box 90129 LSRC, D237 Duke University, Durham</text:span></text:p>
      <text:p text:style-name="P4"><text:span text:style-name="T2"/></text:p>
      <text:p text:style-name="P3"><text:span text:style-name="T2">O software oferece ferramentas para a criação de Autômatos Finitos, Gramáticas, Expressões Regulares e etc. O software é bem intuitivo e fácil de usar. O Jflap possui em seu site </text:span><text:span text:style-name="T4">bons materiais de apoio, com instruções de como usar alguns recursos do sistema.</text:span></text:p>
      <text:p text:style-name="P6"><text:span text:style-name="T2">O Trabalho proposto pela professora foi realizado com sucesso, a ferramenta ajudou no processo de criação do autômato e também no momento de codificar a matriz de estados, já que o autômato nos dá uma melhor visão da matriz. O programa possui outras funcionalidades interessantes, porém não foram abordadas para a realização do analisador léxico.</text:span></text:p>
      <text:p text:style-name="P6"><text:span text:style-name="T2">O Software, por ser bem intuitivo, não levou muito tempo para ser compreendido, precisando de apenas um integrante responsável por desenvolver o trabalho na ferramenta. </text:span></text:p>
      <text:p text:style-name="P6"><text:span text:style-name="T2">Com o trabalho finalizado, esperamos voltar a usar a ferramenta Jflap em trabalhos futuros.</text:span></text:p>
      <text:p text:style-name="P6"><text:span text:style-name="T2"/></text:p>
      <text:p text:style-name="P6"><text:span text:style-name="T2"/></text:p>
      <text:p text:style-name="P6"><text:span text:style-name="T2">Site Ferramenta: </text:span><text:a xlink:type="simple" xlink:href="http://www.jflap.org/" text:style-name="Internet_20_link" text:visited-style-name="Visited_20_Internet_20_Link">http://www.jflap.org/</text:a></text:p>
      <text:p text:style-name="P6"><text:span text:style-name="T2">Artigo que usa a Ferramenta: </text:span><text:span text:style-name="T5">A Visual and Interactive Automata Theory Course with JFLAP 4.0</text:span></text:p>
      <text:p text:style-name="P6"><text:span text:style-name="T2"><text:s/></text:span></text:p>
      <text:p text:style-name="P4"><text:span text:style-name="T2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0:39:45.814558766</meta:creation-date>
    <dc:date>2019-04-29T21:14:10.413777471</dc:date>
    <meta:editing-duration>PT13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84" meta:character-count="1190" meta:non-whitespace-character-count="1013"/>
  </office:meta>
</office:document-meta>
</file>